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d55a8" officeooo:paragraph-rsid="00053aa8"/>
    </style:style>
    <style:style style:name="P2" style:family="paragraph" style:parent-style-name="Standard" style:list-style-name="L3">
      <style:text-properties officeooo:rsid="001d55a8" officeooo:paragraph-rsid="00053aa8"/>
    </style:style>
    <style:style style:name="P3" style:family="paragraph" style:parent-style-name="Standard">
      <style:text-properties officeooo:rsid="001d55a8" officeooo:paragraph-rsid="00053aa8"/>
    </style:style>
    <style:style style:name="P4" style:family="paragraph" style:parent-style-name="Standard" style:list-style-name="L3">
      <style:text-properties officeooo:rsid="00053aa8" officeooo:paragraph-rsid="00053aa8"/>
    </style:style>
    <style:style style:name="P5" style:family="paragraph" style:parent-style-name="Standard">
      <style:text-properties officeooo:paragraph-rsid="00053aa8"/>
    </style:style>
    <style:style style:name="P6" style:family="paragraph" style:parent-style-name="Standard" style:list-style-name="L5">
      <style:text-properties officeooo:paragraph-rsid="00053aa8"/>
    </style:style>
    <style:style style:name="T1" style:family="text">
      <style:text-properties officeooo:rsid="001d95cf"/>
    </style:style>
    <style:style style:name="T2" style:family="text">
      <style:text-properties officeooo:rsid="001e8f21"/>
    </style:style>
    <style:style style:name="T3" style:family="text">
      <style:text-properties officeooo:rsid="00053aa8"/>
    </style:style>
    <style:style style:name="T4" style:family="text">
      <style:text-properties officeooo:rsid="001d55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e : <text:span text:style-name="T3">04</text:span>-<text:span text:style-name="T3">02</text:span>-20<text:span text:style-name="T3">20</text:span></text:p>
      <text:p text:style-name="P3">Time : <text:span text:style-name="T3">5:00:00am</text:span></text:p>
      <text:p text:style-name="P3">Number of driver:</text:p>
      <text:list xml:id="list4257895545" text:style-name="L1">
        <text:list-item>
          <text:p text:style-name="P1">Driver 1 – yusuf sir</text:p>
        </text:list-item>
        <text:list-item>
          <text:p text:style-name="P1">Driver 2 –surbhi rani</text:p>
          <text:p text:style-name="P1"/>
        </text:list-item>
      </text:list>
      <text:p text:style-name="P3">Position of phone : mounter</text:p>
      <text:p text:style-name="P3"/>
      <text:p text:style-name="P3">vehicle type : 2 wheeler (scooty)</text:p>
      <text:p text:style-name="P3"/>
      <text:p text:style-name="P3">Number of phone : 2</text:p>
      <text:list xml:id="list1398482146" text:style-name="L3">
        <text:list-item>
          <text:p text:style-name="P2">Realme <text:span text:style-name="T3">U1</text:span></text:p>
        </text:list-item>
        <text:list-item>
          <text:p text:style-name="P4">Redmi 01</text:p>
          <text:p text:style-name="P2"/>
        </text:list-item>
      </text:list>
      <text:p text:style-name="P5"><text:span text:style-name="T4">Event type:</text:span></text:p>
      <text:list xml:id="list3730728655" text:style-name="L5">
        <text:list-item>
          <text:p text:style-name="P6"><text:span text:style-name="T4">Turn(left and right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4T17:21:58.036363143</meta:creation-date>
    <dc:date>2020-02-04T17:24:55.296478991</dc:date>
    <meta:editing-duration>PT3M</meta:editing-duration>
    <meta:editing-cycles>1</meta:editing-cycles>
    <meta:document-statistic meta:table-count="0" meta:image-count="0" meta:object-count="0" meta:page-count="1" meta:paragraph-count="14" meta:word-count="49" meta:character-count="225" meta:non-whitespace-character-count="194"/>
    <meta:generator>LibreOffice/6.3.3.2$Linux_X86_64 LibreOffice_project/30$Build-2</meta:generator>
  </office:meta>
</office:document-meta>
</file>